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5in" fo:margin-left="0.0069in" fo:margin-top="0in" fo:margin-bottom="0in" table:align="left" style:writing-mode="lr-tb"/>
    </style:style>
    <style:style style:name="Table1.A" style:family="table-column">
      <style:table-column-properties style:column-width="3.7493in"/>
    </style:style>
    <style:style style:name="Table1.B" style:family="table-column">
      <style:table-column-properties style:column-width="3.75in"/>
    </style:style>
    <style:style style:name="Table1.A1" style:family="table-cell">
      <style:table-cell-properties style:vertical-align="" fo:background-color="transparent" fo:padding="0.0694in" fo:border="1pt solid #000000">
        <style:background-image/>
      </style:table-cell-properties>
    </style:style>
    <style:style style:name="Table1.3" style:family="table-row">
      <style:table-row-properties style:min-row-height="0.2917in" fo:keep-together="auto"/>
    </style:style>
    <style:style style:name="P1" style:family="paragraph" style:parent-style-name="Heading_20_1">
      <style:text-properties fo:background-color="transparent"/>
    </style:style>
    <style:style style:name="P2" style:family="paragraph" style:parent-style-name="Heading_20_1">
      <style:paragraph-properties fo:break-before="page"/>
      <style:text-properties fo:background-color="transparent"/>
    </style:style>
    <style:style style:name="P3" style:family="paragraph" style:parent-style-name="Heading_20_2">
      <style:text-properties fo:background-color="transparent"/>
    </style:style>
    <style:style style:name="P4" style:family="paragraph" style:parent-style-name="Heading_20_2">
      <loext:graphic-properties draw:fill="none" draw:fill-color="#ffffff"/>
      <style:paragraph-properties fo:background-color="transparent" fo:padding="0in" fo:border="none" style:shadow="none"/>
      <style:text-properties fo:background-color="transparent"/>
    </style:style>
    <style:style style:name="P5" style:family="paragraph" style:parent-style-name="Title" style:master-page-name="Standard">
      <style:paragraph-properties style:page-number="1"/>
      <style:text-properties fo:background-color="transparent"/>
    </style:style>
    <style:style style:name="P6" style:family="paragraph" style:parent-style-name="normal">
      <style:paragraph-properties fo:orphans="0" fo:widows="0"/>
      <style:text-properties style:font-name="Consolas" fo:font-size="10pt" fo:background-color="transparent" style:font-name-asian="Consolas1" style:font-size-asian="10pt" style:font-name-complex="Consolas1" style:font-size-complex="10pt"/>
    </style:style>
    <style:style style:name="P7" style:family="paragraph" style:parent-style-name="normal">
      <style:paragraph-properties fo:orphans="0" fo:widows="0"/>
    </style:style>
    <style:style style:name="P8" style:family="paragraph" style:parent-style-name="normal">
      <style:text-properties fo:background-color="transparent"/>
    </style:style>
    <style:style style:name="P9" style:family="paragraph" style:parent-style-name="normal">
      <style:paragraph-properties fo:line-height="100%" fo:orphans="0" fo:widows="0"/>
      <style:text-properties fo:background-color="transparent"/>
    </style:style>
    <style:style style:name="P10" style:family="paragraph" style:parent-style-name="normal">
      <style:paragraph-properties fo:orphans="0" fo:widows="0"/>
      <style:text-properties fo:background-color="transparent"/>
    </style:style>
    <style:style style:name="P11" style:family="paragraph" style:parent-style-name="normal">
      <loext:graphic-properties draw:fill="none" draw:fill-color="#ffffff"/>
      <style:paragraph-properties fo:background-color="transparent" fo:padding="0in" fo:border="none" style:shadow="none"/>
    </style:style>
    <style:style style:name="P12" style:family="paragraph" style:parent-style-name="normal">
      <loext:graphic-properties draw:fill="none" draw:fill-color="#ffffff"/>
      <style:paragraph-properties fo:background-color="transparent" fo:padding="0in" fo:border="none" style:shadow="none"/>
      <style:text-properties style:font-name="Consolas" fo:font-size="10pt" fo:background-color="transparent" style:font-name-asian="Consolas1" style:font-size-asian="10pt" style:font-name-complex="Consolas1" style:font-size-complex="10pt"/>
    </style:style>
    <style:style style:name="P13" style:family="paragraph" style:parent-style-name="normal">
      <loext:graphic-properties draw:fill="none" draw:fill-color="#ffffff"/>
      <style:paragraph-properties fo:background-color="transparent" fo:padding="0in" fo:border="none" style:shadow="none"/>
      <style:text-properties style:font-name="Consolas" fo:background-color="transparent" style:font-name-asian="Consolas1" style:font-name-complex="Consolas1"/>
    </style:style>
    <style:style style:name="P14" style:family="paragraph" style:parent-style-name="normal">
      <loext:graphic-properties draw:fill="none" draw:fill-color="#ffffff"/>
      <style:paragraph-properties fo:background-color="transparent" fo:padding="0in" fo:border="none" style:shadow="none"/>
      <style:text-properties fo:color="#222222" loext:opacity="100%" fo:font-size="9.5pt" fo:background-color="transparent" style:font-size-asian="9.5pt" style:font-size-complex="9.5pt"/>
    </style:style>
    <style:style style:name="P15" style:family="paragraph" style:parent-style-name="normal">
      <loext:graphic-properties draw:fill="none" draw:fill-color="#ffffff"/>
      <style:paragraph-properties fo:background-color="transparent" fo:padding="0in" fo:border="none" style:shadow="none"/>
      <style:text-properties fo:color="#222222" loext:opacity="100%" fo:font-size="8.5pt" fo:background-color="transparent" style:font-size-asian="8.5pt" style:font-size-complex="8.5pt"/>
    </style:style>
    <style:style style:name="P16" style:family="paragraph" style:parent-style-name="normal">
      <loext:graphic-properties draw:fill="none" draw:fill-color="#ffffff"/>
      <style:paragraph-properties fo:background-color="transparent" fo:padding="0in" fo:border="none" style:shadow="none"/>
      <style:text-properties fo:background-color="transparent"/>
    </style:style>
    <style:style style:name="P17" style:family="paragraph" style:parent-style-name="normal">
      <loext:graphic-properties draw:fill="none" draw:fill-color="#ffffff"/>
      <style:paragraph-properties fo:background-color="transparent" fo:padding="0in" fo:border="none" style:shadow="none">
        <style:tab-stops>
          <style:tab-stop style:position="1.8752in"/>
          <style:tab-stop style:position="3.8752in"/>
        </style:tab-stops>
      </style:paragraph-properties>
      <style:text-properties fo:background-color="transparent"/>
    </style:style>
    <style:style style:name="P18" style:family="paragraph" style:parent-style-name="normal">
      <style:paragraph-properties fo:margin-left="0in" fo:margin-right="-0.9063in" fo:orphans="0" fo:widows="0" fo:text-indent="0in" style:auto-text-indent="false"/>
      <style:text-properties style:font-name="Consolas" fo:font-size="10pt" fo:background-color="transparent" style:font-name-asian="Consolas1" style:font-size-asian="10pt" style:font-name-complex="Consolas1" style:font-size-complex="10pt"/>
    </style:style>
    <style:style style:name="P19" style:family="paragraph" style:parent-style-name="normal">
      <style:paragraph-properties fo:margin-left="0in" fo:margin-right="-0.9063in" fo:line-height="100%" fo:orphans="0" fo:widows="0" fo:text-indent="0in" style:auto-text-indent="false"/>
      <style:text-properties fo:background-color="transparent"/>
    </style:style>
    <style:style style:name="P20" style:family="paragraph" style:parent-style-name="normal" style:list-style-name="WWNum2">
      <loext:graphic-properties draw:fill="none" draw:fill-color="#ffffff"/>
      <style:paragraph-properties fo:margin-left="0.5in" fo:margin-right="0in" fo:text-indent="-0.25in" style:auto-text-indent="false" fo:background-color="transparent" fo:padding="0in" fo:border="none" style:shadow="none"/>
    </style:style>
    <style:style style:name="P21" style:family="paragraph" style:parent-style-name="normal" style:list-style-name="WWNum1">
      <loext:graphic-properties draw:fill="none" draw:fill-color="#ffffff"/>
      <style:paragraph-properties fo:margin-left="0.5in" fo:margin-right="0in" fo:text-indent="-0.25in" style:auto-text-indent="false" fo:background-color="transparent" fo:padding="0in" fo:border="none" style:shadow="none"/>
      <style:text-properties fo:background-color="transparent"/>
    </style:style>
    <style:style style:name="P22" style:family="paragraph" style:parent-style-name="normal">
      <loext:graphic-properties draw:fill="none" draw:fill-color="#ffffff"/>
      <style:paragraph-properties fo:margin-left="0.8126in" fo:margin-right="0in" fo:text-indent="-0.3126in" style:auto-text-indent="false" fo:background-color="transparent" fo:padding="0in" fo:border="none" style:shadow="none"/>
      <style:text-properties fo:background-color="transparent"/>
    </style:style>
    <style:style style:name="P23" style:family="paragraph" style:parent-style-name="normal">
      <loext:graphic-properties draw:fill="none" draw:fill-color="#ffffff"/>
      <style:paragraph-properties fo:margin-left="0.5in" fo:margin-right="0in" fo:text-indent="0in" style:auto-text-indent="false" fo:background-color="transparent" fo:padding="0in" fo:border="none" style:shadow="none"/>
    </style:style>
    <style:style style:name="P24" style:family="paragraph" style:parent-style-name="normal">
      <loext:graphic-properties draw:fill="none" draw:fill-color="#ffffff"/>
      <style:paragraph-properties fo:margin-left="0.5in" fo:margin-right="0in" fo:text-indent="0in" style:auto-text-indent="false" fo:background-color="transparent" fo:padding="0in" fo:border="none" style:shadow="none"/>
      <style:text-properties style:font-name="Consolas" fo:background-color="transparent" style:font-name-asian="Consolas1" style:font-name-complex="Consolas1"/>
    </style:style>
    <style:style style:name="P25"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weight="bold" style:font-weight-asian="bold" fo:background-color="#ffff00"/>
    </style:style>
    <style:style style:name="T3" style:family="text">
      <style:text-properties fo:background-color="#ffff00"/>
    </style:style>
    <style:style style:name="T4" style:family="text">
      <style:text-properties fo:color="#1155cc" loext:opacity="100%" style:text-underline-style="solid" style:text-underline-width="auto" style:text-underline-color="font-color" fo:background-color="#ffff00"/>
    </style:style>
    <style:style style:name="T5" style:family="text">
      <style:text-properties fo:color="#1155cc" loext:opacity="100%" style:text-underline-style="solid" style:text-underline-width="auto" style:text-underline-color="font-color"/>
    </style:style>
    <style:style style:name="T6" style:family="text">
      <style:text-properties fo:color="#1155cc" loext:opacity="100%" style:text-underline-style="solid" style:text-underline-width="auto" style:text-underline-color="font-color" loext:char-shading-value="0" fo:background-color="#ffff00"/>
    </style:style>
    <style:style style:name="T7" style:family="text">
      <style:text-properties fo:color="#1155cc" loext:opacity="100%" style:text-underline-style="solid" style:text-underline-width="auto" style:text-underline-color="font-color" fo:background-color="transparent" loext:char-shading-value="0"/>
    </style:style>
    <style:style style:name="T8" style:family="text">
      <style:text-properties fo:color="#1155cc" loext:opacity="100%" style:text-underline-style="solid" style:text-underline-width="auto" style:text-underline-color="font-color" fo:background-color="transparent" loext:char-shading-value="0"/>
    </style:style>
    <style:style style:name="T9" style:family="text">
      <style:text-properties fo:color="#1155cc" loext:opacity="100%" style:font-name="Consolas" fo:font-size="10pt" style:text-underline-style="solid" style:text-underline-width="auto" style:text-underline-color="font-color" style:font-name-asian="Consolas1" style:font-size-asian="10pt" style:font-name-complex="Consolas1" style:font-size-complex="10pt" fo:background-color="#ffff00"/>
    </style:style>
    <style:style style:name="T10" style:family="text">
      <style:text-properties fo:color="#1155cc" loext:opacity="100%" style:font-name="Consolas" fo:font-size="10pt" style:text-underline-style="solid" style:text-underline-width="auto" style:text-underline-color="font-color" style:font-name-asian="Consolas1" style:font-size-asian="10pt" style:font-name-complex="Consolas1" style:font-size-complex="10pt"/>
    </style:style>
    <style:style style:name="T11" style:family="text">
      <style:text-properties fo:color="#1155cc" loext:opacity="100%" style:font-name="Consolas" fo:font-size="10pt" style:text-underline-style="solid" style:text-underline-width="auto" style:text-underline-color="font-color" loext:char-shading-value="0" style:font-name-asian="Consolas1" style:font-size-asian="10pt" style:font-name-complex="Consolas1" style:font-size-complex="10pt" fo:background-color="#ffff00"/>
    </style:style>
    <style:style style:name="T12" style:family="text">
      <style:text-properties fo:color="#1155cc" loext:opacity="100%" style:font-name="Consolas" fo:font-size="10pt" style:text-underline-style="solid" style:text-underline-width="auto" style:text-underline-color="font-color" fo:background-color="transparent" loext:char-shading-value="0" style:font-name-asian="Consolas1" style:font-size-asian="10pt" style:font-name-complex="Consolas1" style:font-size-complex="10pt"/>
    </style:style>
    <style:style style:name="T13" style:family="text">
      <style:text-properties fo:color="#1155cc" loext:opacity="100%" style:font-name="Consolas" fo:font-size="10pt" style:text-underline-style="solid" style:text-underline-width="auto" style:text-underline-color="font-color" fo:background-color="transparent" loext:char-shading-value="0" style:font-name-asian="Consolas1" style:font-size-asian="10pt" style:font-name-complex="Consolas1" style:font-size-complex="10pt"/>
    </style:style>
    <style:style style:name="T14" style:family="text">
      <style:text-properties fo:color="#1155cc" loext:opacity="100%" style:font-name="Consolas" style:text-underline-style="solid" style:text-underline-width="auto" style:text-underline-color="font-color" style:font-name-asian="Consolas1" style:font-name-complex="Consolas1"/>
    </style:style>
    <style:style style:name="T15" style:family="text">
      <style:text-properties fo:color="#1155cc" loext:opacity="100%" style:font-name="Consolas" style:text-underline-style="solid" style:text-underline-width="auto" style:text-underline-color="font-color" fo:background-color="transparent" loext:char-shading-value="0" style:font-name-asian="Consolas1" style:font-name-complex="Consolas1"/>
    </style:style>
    <style:style style:name="T16" style:family="text">
      <style:text-properties fo:color="#1155cc" loext:opacity="100%" style:font-name="Consolas" style:text-underline-style="solid" style:text-underline-width="auto" style:text-underline-color="font-color" fo:background-color="transparent" loext:char-shading-value="0" style:font-name-asian="Consolas1" style:font-name-complex="Consolas1"/>
    </style:style>
    <style:style style:name="T17" style:family="text">
      <style:text-properties style:font-name="Consolas" fo:font-size="10pt" style:font-name-asian="Consolas1" style:font-size-asian="10pt" style:font-name-complex="Consolas1" style:font-size-complex="10pt"/>
    </style:style>
    <style:style style:name="T18" style:family="text">
      <style:text-properties style:font-name="Consolas" fo:font-size="10pt" style:font-name-asian="Consolas1" style:font-size-asian="10pt" style:font-name-complex="Consolas1" style:font-size-complex="10pt" fo:background-color="#ffff00"/>
    </style:style>
    <style:style style:name="T19" style:family="text">
      <style:text-properties style:font-name="Consolas" fo:font-size="10pt" fo:background-color="transparent" loext:char-shading-value="0" style:font-name-asian="Consolas1" style:font-size-asian="10pt" style:font-name-complex="Consolas1" style:font-size-complex="10pt"/>
    </style:style>
    <style:style style:name="T20" style:family="text">
      <style:text-properties style:font-name="Consolas" fo:font-size="10pt" loext:char-shading-value="0" style:font-name-asian="Consolas1" style:font-size-asian="10pt" style:font-name-complex="Consolas1" style:font-size-complex="10pt" fo:background-color="#ffff00"/>
    </style:style>
    <style:style style:name="T21" style:family="text">
      <style:text-properties style:font-name="Consolas" fo:font-size="10pt" fo:background-color="transparent" loext:char-shading-value="0" style:font-name-asian="Consolas1" style:font-size-asian="10pt" style:font-name-complex="Consolas1" style:font-size-complex="10pt"/>
    </style:style>
    <style:style style:name="T22" style:family="text">
      <style:text-properties style:font-name="Consolas" style:font-name-asian="Consolas1" style:font-name-complex="Consolas1"/>
    </style:style>
    <style:style style:name="T23" style:family="text">
      <style:text-properties style:font-name="Consolas" style:font-name-asian="Consolas1" style:font-name-complex="Consolas1"/>
    </style:style>
    <style:style style:name="T24" style:family="text">
      <style:text-properties style:font-name="Consolas" fo:background-color="#d9ead3" loext:char-shading-value="0" style:font-name-asian="Consolas1" style:font-name-complex="Consolas1"/>
    </style:style>
    <style:style style:name="T25" style:family="text">
      <style:text-properties style:font-name="Consolas" fo:background-color="#c9daf8" loext:char-shading-value="0" style:font-name-asian="Consolas1" style:font-name-complex="Consolas1"/>
    </style:style>
    <style:style style:name="T26" style:family="text">
      <style:text-properties style:font-name="Consolas" fo:background-color="transparent" loext:char-shading-value="0" style:font-name-asian="Consolas1" style:font-name-complex="Consolas1"/>
    </style:style>
    <style:style style:name="T27" style:family="text">
      <style:text-properties style:font-name="Consolas" fo:background-color="transparent" loext:char-shading-value="0" style:font-name-asian="Consolas1" style:font-name-complex="Consolas1"/>
    </style:style>
    <style:style style:name="T28" style:family="text">
      <style:text-properties fo:font-style="italic" style:font-style-asian="italic"/>
    </style:style>
    <style:style style:name="T29" style:family="text">
      <style:text-properties fo:color="#222222" loext:opacity="100%" fo:font-size="9.5pt" style:font-size-asian="9.5pt" style:font-size-complex="9.5pt"/>
    </style:style>
    <style:style style:name="T30" style:family="text">
      <style:text-properties fo:color="#222222" loext:opacity="100%" fo:font-size="9.5pt" fo:font-weight="bold" style:font-size-asian="9.5pt" style:font-weight-asian="bold" style:font-size-complex="9.5pt"/>
    </style:style>
    <style:style style:name="T31" style:family="text">
      <style:text-properties fo:color="#222222" loext:opacity="100%" fo:font-size="8.5pt" fo:font-weight="bold" style:font-size-asian="8.5pt" style:font-weight-asian="bold" style:font-size-complex="8.5pt"/>
    </style:style>
    <style:style style:name="T32" style:family="text">
      <style:text-properties fo:color="#222222" loext:opacity="100%" fo:font-size="8.5pt" style:font-size-asian="8.5pt" style:font-size-complex="8.5pt"/>
    </style:style>
    <style:style style:name="T33" style:family="text">
      <style:text-properties fo:color="#ff2600" loext:opacity="100%" fo:font-size="8.5pt" style:font-size-asian="8.5pt" style:font-size-complex="8.5pt"/>
    </style:style>
    <style:style style:name="T34" style:family="text">
      <style:text-properties fo:background-color="transparent" loext:char-shading-value="0"/>
    </style:style>
    <style:style style:name="T35" style:family="text">
      <style:text-properties loext:char-shading-value="0" fo:background-color="#ffff00"/>
    </style:style>
    <style:style style:name="T36" style:family="text">
      <style:text-properties fo:background-color="transparent" loext:char-shading-value="0"/>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15zochxpdg63"/>Using Tidepool Data APIs (Read Only)</text:p>
      <text:p text:style-name="P16"><text:span text:style-name="T1">Please do not use Production Tidepool APIs during your development. <text:s/>Only use the integration environment APIs, or your local back-end server environment.</text:span></text:p>
      <text:p text:style-name="P16"/>
      <text:p text:style-name="P16">The Integration environment is for development proof of concept tests only. Do not use it for production data.</text:p>
      <text:p text:style-name="P16"/>
      <text:p text:style-name="P16">To use the Integration environment, you will need to create accounts on the Integration environment (see “Account Creation” below) and upload data via the Integration environment (before logging into the Tidepool Uploader, right click and set server to “Integration”). Or you may use the demo/test account provided below.</text:p>
      <text:p text:style-name="P16"/>
      <text:p text:style-name="P16">Once you have tested your software on the Integration environment, let us know so we can review plans with you to move to our Production environment.</text:p>
      <text:p text:style-name="P16"/>
      <text:p text:style-name="P16">Our data APIs will be changing in the future when we add OAuth2, exact date and nature of the change is TBD. We cannot guarantee backwards compatibility. </text:p>
      <text:p text:style-name="P16"/>
      <text:p text:style-name="P11"><text:span text:style-name="T36">The </text:span><text:a xlink:type="simple" xlink:href="http://developer.tidepool.io/data-model/" text:style-name="Default_20_Style" text:visited-style-name="Default_20_Style"><text:span text:style-name="T8">data model</text:span></text:a><text:span text:style-name="T36"> represented in the JSON is likely to remain mostly stable.</text:span></text:p>
      <text:p text:style-name="P16"/>
      <text:p text:style-name="P11"><text:span text:style-name="T36">If you are developing software that uses these APIs, please send us an email so we know who you are! </text:span><text:a xlink:type="simple" xlink:href="mailto:info@tidepool.org" text:style-name="Default_20_Style" text:visited-style-name="Default_20_Style"><text:span text:style-name="T8">info@tidepool.org</text:span></text:a><text:span text:style-name="T36">. Please note that we are currently updating our APIs and authentication mechanism to use OAuth2. Make sure we know who you are so that we can keep you updated on our progress!</text:span></text:p>
      <text:p text:style-name="P16"/>
      <text:p text:style-name="P11"><text:span text:style-name="T36">To upload using the </text:span><text:a xlink:type="simple" xlink:href="https://tidepool.org/products/tidepool-uploader/" text:style-name="Default_20_Style" text:visited-style-name="Default_20_Style"><text:span text:style-name="T8">Tidepool Uploader</text:span></text:a><text:span text:style-name="T36"> to the integration environment: Upon launching the Tidepool Uploader, control-click (right click) on the login screen and change the environment to Integration. If you'd like to upload data via our APIs, please reach out to us. We are very careful to try to keep data uploaded to our database clean, and want to talk through a few things with you.</text:span></text:p>
      <text:p text:style-name="P16"/>
      <text:p text:style-name="P16">Also, to ask questions, be sure to join us in our public #opensource Slack Channel here:</text:p>
      <text:p text:style-name="P11"><text:a xlink:type="simple" xlink:href="http://public-chat.tidepool.org" text:style-name="Default_20_Style" text:visited-style-name="Default_20_Style"><text:span text:style-name="T8">http://public-chat.tidepool.org</text:span></text:a></text:p>
      <text:p text:style-name="P16"/>
      <text:p text:style-name="P1"><text:bookmark text:name="_hrasna3dhyzk"/></text:p>
      <text:p text:style-name="P2"><text:bookmark text:name="_jerdo0arcyon"/>Endpoint URLs</text:p>
      <table:table table:name="Table1" table:style-name="Table1">
        <table:table-column table:style-name="Table1.A"/>
        <table:table-column table:style-name="Table1.B"/>
        <table:table-row table:style-name="TableLine2501657036816">
          <table:table-cell table:style-name="Table1.A1" office:value-type="string">
            <text:p text:style-name="P9"/>
          </table:table-cell>
          <table:table-cell table:style-name="Table1.A1" office:value-type="string">
            <text:p text:style-name="P19">Integration ("Int")</text:p>
          </table:table-cell>
        </table:table-row>
        <table:table-row table:style-name="TableLine2501657036816">
          <table:table-cell table:style-name="Table1.A1" office:value-type="string">
            <text:p text:style-name="P9">Account Creation</text:p>
          </table:table-cell>
          <table:table-cell table:style-name="Table1.A1" office:value-type="string">
            <text:p text:style-name="P6"><office:annotation office:name="__Annotation__803_899655947" loext:resolved="false"><dc:creator>Howard Look</dc:creator><dc:date>2017-08-14T15:23:33</dc:date><text:p>If you don't already have an account, use this link to create one on our Integration test environment. If you are a Researcher, sign up as a Clinic.</text:p></office:annotation>https://int-app.tidepool.org/signup?inviteKey=9bZTtr6CczXx127obTMK<office:annotation-end office:name="__Annotation__803_899655947"/></text:p>
          </table:table-cell>
        </table:table-row>
        <table:table-row table:style-name="Table1.3">
          <table:table-cell table:style-name="Table1.A1" office:value-type="string">
            <text:p text:style-name="P9">API URL</text:p>
          </table:table-cell>
          <table:table-cell table:style-name="Table1.A1" office:value-type="string">
            <text:p text:style-name="P10"><text:span text:style-name="T17">https://int-api.tidepool.org/</text:span></text:p>
          </table:table-cell>
        </table:table-row>
        <table:table-row table:style-name="TableLine2501657036816">
          <table:table-cell table:style-name="Table1.A1" office:value-type="string">
            <text:p text:style-name="P9">Tidepool for Web URL (to visualize data)</text:p>
          </table:table-cell>
          <table:table-cell table:style-name="Table1.A1" office:value-type="string">
            <text:p text:style-name="P10"><text:span text:style-name="T17">https://int-app.tidepool.org/</text:span></text:p>
          </table:table-cell>
        </table:table-row>
        <table:table-row table:style-name="TableLine2501657036816">
          <table:table-cell table:style-name="Table1.A1" office:value-type="string">
            <text:p text:style-name="P9">Test account to use for reading data</text:p>
          </table:table-cell>
          <table:table-cell table:style-name="Table1.A1" office:value-type="string">
            <text:p text:style-name="P6">https://int-app.tidepool.org</text:p>
            <text:p text:style-name="P7"><text:span text:style-name="T21">user:</text:span><text:a xlink:type="simple" xlink:href="mailto:demo+intpublicclinic@tidepool.org" text:style-name="Default_20_Style" text:visited-style-name="Default_20_Style"><text:span text:style-name="T13">demo+intpublicclinic@tidepool.org</text:span></text:a></text:p>
            <text:p text:style-name="P6">pw: eureka-charcoal-longbow</text:p>
            <text:p text:style-name="P18"/>
          </table:table-cell>
        </table:table-row>
      </table:table>
      <text:p text:style-name="P8"/>
      <text:p text:style-name="P3"><text:bookmark text:name="_a50phz20q4ki"/>Application Identity headers</text:p>
      <text:p text:style-name="P8">Until Tidepool supports developer API keys, we ask that each application identifies itself with the <text:span text:style-name="T22">X-Tidepool-Client-Name</text:span> and <text:span text:style-name="T22">X-Tidepool-Client-Version</text:span> HTTP headers.</text:p>
      <text:p text:style-name="P8"><text:span text:style-name="T22">X-Tidepool-Client-Name </text:span>should be a reverse-DNS-style identifier of the format <text:span text:style-name="T22">com.yourcompany.productname</text:span>, or <text:span text:style-name="T22">com.repo.username.project</text:span>. For example, <text:span text:style-name="T22">com.github.pazaan.600SeriesAndroidUploader</text:span>.</text:p>
      <text:p text:style-name="normal"><text:span text:style-name="T27">X-Tidepool-Client-Version</text:span><text:span text:style-name="T36"> should be a </text:span><text:a xlink:type="simple" xlink:href="https://semver.org/" text:style-name="Default_20_Style" text:visited-style-name="Default_20_Style"><text:span text:style-name="T8">semver-compliant</text:span></text:a><text:span text:style-name="T36"> application version number.</text:span></text:p>
      <text:p text:style-name="P16">These headers are <text:span text:style-name="T28">not</text:span> included in the examples below for brevity.</text:p>
      <text:p text:style-name="P1"><text:bookmark text:name="_o19goyxqvu0h"/>Fetching Tidepool Data</text:p>
      <text:p text:style-name="P16">The examples below use CURL to fetch data. Translate these to your favorite language.</text:p>
      <text:p text:style-name="P4"><text:bookmark text:name="_nd1g38e6j8qr"/>Step 1: Fetch the x-tidepool-session-token and userID</text:p>
      <text:p text:style-name="P16"/>
      <text:p text:style-name="P16">First, get your authorization session token <text:span text:style-name="T1">using your clinic/study master account credentials</text:span>:</text:p>
      <text:p text:style-name="P16"/>
      <text:p text:style-name="P11"><text:span text:style-name="T21">curl -i -X POST -u masteremail@domain.com </text:span><text:a xlink:type="simple" xlink:href="https://int-api.tidepool.org/auth/login" text:style-name="Default_20_Style" text:visited-style-name="Default_20_Style"><text:span text:style-name="T13">https://int-api.tidepool.org/auth/login</text:span></text:a></text:p>
      <text:p text:style-name="P16"><text:span text:style-name="T17">Password: [your account password]</text:span></text:p>
      <text:p text:style-name="P16"/>
      <text:p text:style-name="P16">This will return an HTTP response that looks like this:</text:p>
      <text:p text:style-name="P16"><text:span text:style-name="T17">HTTP/1.1 200 OK</text:span></text:p>
      <text:p text:style-name="P16"><text:span text:style-name="T17">access-control-allow-headers: authorization, content-type, x-tidepool-session-token</text:span></text:p>
      <text:p text:style-name="P16"><text:span text:style-name="T17">access-control-allow-methods: GET, POST, PUT</text:span></text:p>
      <text:p text:style-name="P16"><text:span text:style-name="T17">access-control-allow-origin: *</text:span></text:p>
      <text:p text:style-name="P16"><text:span text:style-name="T17">access-control-expose-headers: x-tidepool-session-token</text:span></text:p>
      <text:p text:style-name="P16"><text:span text:style-name="T17">access-control-max-age: 0</text:span></text:p>
      <text:p text:style-name="P16"><text:span text:style-name="T17">content-type: application/json</text:span></text:p>
      <text:p text:style-name="P16"><text:span text:style-name="T17">date: Fri, 15 Jul 2016 00:25:23 GMT</text:span></text:p>
      <text:p text:style-name="P16"><text:soft-page-break/><text:span text:style-name="T17">x-tidepool-session-token: eyJhbGciOiJIUzI1NiIsInR5cCI6IkpXVCJ9.eyJkdXIiOjIuNTkyZSswNiwiZXhwIjoxNDcxMTM0MzIzLCJzdnIiOiJubyIsInVzciI6IjU0YzkwZmIzMjUifQ.bbkzG_rwp9IVMI3HVYm_ct8mMW_YTnTALUW12345678</text:span></text:p>
      <text:p text:style-name="P16"><text:span text:style-name="T17">Content-Length: 172</text:span></text:p>
      <text:p text:style-name="P16"><text:span text:style-name="T17">Connection: keep-alive</text:span></text:p>
      <text:p text:style-name="P12"/>
      <text:p text:style-name="P16"><text:span text:style-name="T17">{"emailVerified":true,"emails":["demo+intpublicclinic@tidepool.org"],"roles":["clinic"],"termsAccepted":"2017-08-16T10:30:56-07:00","userid":"4533925fea","username":"demo+intpublicclinic@tidepool.org"}</text:span></text:p>
      <text:p text:style-name="P12"/>
      <text:p text:style-name="P16">From the response headers, save the <text:span text:style-name="T1">x-tidepool-session-token</text:span> header value<text:span text:style-name="T1">.</text:span></text:p>
      <text:p text:style-name="P16">From the response body, save the <text:span text:style-name="T1">userid</text:span> excluding the quotation marks, <text:span text:style-name="T17">4533925fea i</text:span>n this example. </text:p>
      <text:p text:style-name="P16"/>
      <text:p text:style-name="P4"><text:bookmark text:name="_8he6p5mi5t5h"/>Step 2: Fetch the metadata for the associated users or study subjects</text:p>
      <text:p text:style-name="P16"/>
      <text:p text:style-name="P11"><text:span text:style-name="T27">curl -s -X GET -H "x-tidepool-session-token: &lt;your-session-token&gt;" -H "Content-Type: application/json" "</text:span><text:a xlink:type="simple" xlink:href="https://int-api.tidepool.org/metadata/users/" text:style-name="Default_20_Style" text:visited-style-name="Default_20_Style"><text:span text:style-name="T16">https://int-api.tidepool.org/metadata/users/</text:span></text:a><text:span text:style-name="T27">&lt;your-userid&gt;/users"</text:span></text:p>
      <text:p text:style-name="P13"/>
      <text:p text:style-name="P16">This returns all of the users' metadata associated with the given <text:span text:style-name="T22">&lt;your-userid&gt;</text:span>, including what permissions it has upon those associated users. This step is optional. You may only need to do it if you have not previously stored the user ids of the individual patients or study subjects.</text:p>
      <text:p text:style-name="P16"/>
      <text:p text:style-name="P16">From this list, find the user id of the patient (or study subject) whose data you wish to fetch. Referenced as <text:span text:style-name="T22">&lt;subject-userid&gt;</text:span> below.</text:p>
      <text:p text:style-name="P16"/>
      <text:p text:style-name="P16">Continuing with our example we would use:</text:p>
      <text:p text:style-name="P16"><text:span text:style-name="T22">curl -s -X GET -H "x-tidepool-session-token: ey...uk" -H "Content-Type: application/json" "https://int-api.tidepool.org/metadata/users/4533925fea/users"</text:span><text:line-break/></text:p>
      <text:p text:style-name="P16">which returns (see [Note 1] at end of the doc for a "pretty" version of this JSON):</text:p>
      <text:p text:style-name="P16"><text:span text:style-name="T22">[{"emailVerified":true,"emails":["demo+jill@tidepool.org"],"termsAccepted":"2017-08-03T12:19:54-07:00","userid":"5d509deb6b","username":"demo+jill@tidepool.org","trustorPermissions":{"view":{}},"profile":{"fullName":"Jill Jellyfish","patient":{"birthday":"2000-01-01","diagnosisDate":"2000-01-01","targetDevices":["omnipod","dexcom"],"targetTimezone":"US/Pacific"}}},{"userid":"0223d994e9","trustorPermissions":{"custodian":{},"upload":{},"view":{}},"profile":{"fullName":"Marissa Medpumper","patient":{"birthday":"2000-01-17","mrn":"123456-mm","targetDevices":["carelink"],"targetTimezone":"US/Pacific"}}}]</text:span></text:p>
      <text:p text:style-name="P13"/>
      <text:p text:style-name="P16"><text:soft-page-break/>Note that here we see that t<text:span text:style-name="T1">here are two kinds of accounts that the study master account has view access for</text:span>:</text:p>
      <text:list xml:id="list2167556573" text:style-name="WWNum1">
        <text:list-item>
          <text:p text:style-name="P21">The demo+jill@tidepool.org account, userid <text:span text:style-name="T22">5d509deb6b, </text:span>is a normal personal account, where Jill has clicked "Share" and shared her account with the master account.</text:p>
        </text:list-item>
        <text:list-item>
          <text:p text:style-name="P21">The Marissa Medpumper account, userid <text:span text:style-name="T22">0223d994e9, </text:span>is a custodial account that was created in clinic by the master account. Marissa was not invited or has not claimed her personal account, so there is no email associated with the profile.</text:p>
        </text:list-item>
      </text:list>
      <text:p text:style-name="P4"><text:bookmark text:name="_qrioo8ac8f6"/>Step 3: Fetch device data for the <office:annotation office:name="__Annotation__949_899655947" loext:resolved="false"><dc:creator>Deleted user</dc:creator><dc:date>2020-05-07T19:43:25</dc:date><text:p>Yep. We have plans in general for a paging API. I couldn't give you a timeline, though.</text:p></office:annotation><office:annotation office:name="__Annotation__945_899655947" loext:resolved="false"><dc:creator>Richard Johnson</dc:creator><dc:date>2020-05-05T20:22:38</dc:date><text:p>Might be nice to be able to query, e.g., the last X number of values. If trying to produce a graph of only the last 20 or so data points, it would be a lot easier to simply query with "count=20" instead of having to look at time of day, look at data upload rate, and calculate a startDate and endDate.</text:p></office:annotation>user<office:annotation-end office:name="__Annotation__945_899655947"/><office:annotation-end office:name="__Annotation__949_899655947"/></text:p>
      <text:p text:style-name="P13"/>
      <text:p text:style-name="P16"><text:span text:style-name="T22">curl -s -X GET -H "x-tidepool-session-token: &lt;your-session-token&gt;" -H "Content-Type: application/json" "https://int-api.tidepool.org/data/&lt;subject-userid&gt;"</text:span></text:p>
      <text:p text:style-name="P16"/>
      <text:p text:style-name="P16">Note that you are using the session token for the master account login. It has permissions to see data for the user or study subject account.</text:p>
      <text:p text:style-name="P16"/>
      <text:p text:style-name="P11"><text:span text:style-name="T36">Optionally, you may narrow the query by specifying a type, subtype and/or date query parameter to the API URL(see </text:span><text:a xlink:type="simple" xlink:href="https://github.com/tidepool-org/tide-whisperer/blob/master/tide-whisperer.go#L193" text:style-name="Default_20_Style" text:visited-style-name="Default_20_Style"><text:span text:style-name="T8">github</text:span></text:a><text:span text:style-name="T36"> comments for more detail):</text:span></text:p>
      <text:p text:style-name="P22"><text:span text:style-name="T22">type (optional) : The Tidepool data type to search for. Only data with a type field matching the specified type param will be returned. It can be a single type (e.g. "?type=smbg") or a comma-separated list (e.g. "?type=smgb,cbg"). If is a comma-separated list, then data matching any of the specified types will be returned.</text:span></text:p>
      <text:p text:style-name="P22"><text:span text:style-name="T22">subType (optional) : The Tidepool data subType to search for. Only data with a subType field matching the specified subType param will be returned. It can be single subType (e.g. "?subType=normal") or a comma-separated list (e.g. "?subType=normal,square"). If is a comma-separated list, then data matching any of the specified subTypes will be returned.</text:span></text:p>
      <text:p text:style-name="P22"><text:span text:style-name="T22">startDate (optional) : Only data with 'time' field equal to or greater than start date will be returned. Must be in ISO date/time format (e.g. "?startDate=2015-10-10T15:00:00.000Z").</text:span></text:p>
      <text:p text:style-name="P22"><text:span text:style-name="T22">endDate (optional) : Only data with 'time' field less than to or equal to end date will be returned. Must be in ISO date/time format (e.g. "?endDate=2015-10-10T15:00:00.000Z").</text:span></text:p>
      <text:p text:style-name="P16"/>
      <text:p text:style-name="P11"><text:span text:style-name="T36">Here is the </text:span><text:a xlink:type="simple" xlink:href="http://developer.tidepool.io/data-model/" text:style-name="Default_20_Style" text:visited-style-name="Default_20_Style"><text:span text:style-name="T8">Tidepool Data Model</text:span></text:a><text:span text:style-name="T36"> documentation for the data that will be returned by this step.</text:span></text:p>
      <text:p text:style-name="P16"/>
      <text:p text:style-name="P16">For example, to fetch just the pump settings for Jill Jellyfish (a patient at the Integration Demo Clinic test account), use:</text:p>
      <text:p text:style-name="P23"><text:span text:style-name="T27">curl -s -X GET -H "x-tidepool-session-token: &lt;your-session-token&gt;" -H "Content-Type: application/json" "</text:span><text:a xlink:type="simple" xlink:href="https://int-api.tidepool.org/data/5d509deb6b/pumpSettings" text:style-name="Default_20_Style" text:visited-style-name="Default_20_Style"><text:span text:style-name="T16">https://int-api.tidepool.org/data/5d509deb6b?type=pumpSettings</text:span></text:a><text:span text:style-name="T27">"</text:span></text:p>
      <text:p text:style-name="P24"><text:soft-page-break/></text:p>
      <text:p text:style-name="P16">Note that all glucose data in Tidepool is stored in mmol/L. To convert to mg/dL, multiply by 18.01559!</text:p>
      <text:p text:style-name="P16"/>
      <text:p text:style-name="P16">See [Note 2] below about Dexcom CGM Data.</text:p>
      <text:p text:style-name="P4"><text:bookmark text:name="_dn120fxqo7we"/><office:annotation office:name="__Annotation__1000_899655947" loext:resolved="false"><dc:creator>Wilson Lin</dc:creator><dc:date>2020-07-30T03:59:52</dc:date><text:p>Great, thanks! It would be great for the data model page be updated to reflect the physicalActivity type.</text:p></office:annotation><office:annotation office:name="__Annotation__996_899655947" loext:resolved="false"><dc:creator>Deleted user</dc:creator><dc:date>2020-07-30T01:45:11</dc:date><text:p>No. Any query that matches should return the physicalActivity type. For example, if you just specify starttime and endtime, and that period contains physical activity data, you should get corresponding physicalActivity records.</text:p></office:annotation><office:annotation office:name="__Annotation__992_899655947" loext:resolved="false"><dc:creator>Wilson Lin</dc:creator><dc:date>2020-07-29T23:54:16</dc:date><text:p>Should we expect to write a new/separate query for physical activity data, which is listed as another form of data available for export by users in the "Export Your Tidepool Data" article? https://support.tidepool.org/hc/en-us/articles/360044350552?mkt_tok=eyJpIjoiWkdWaVpEWTROV1F6TUdKbSIsInQiOiJnNFUySkpVV1lJZDV6ZzR5dEZqeWY0ZE1aZWl3eExmMXowWlZab3NLYlZTN2UyMFN1UUtwZzliM3ByVzZYWlBBRzdtaTRMbzZ1N2ZMbXQwQWRQaDFOdFp0WTZYUEVNREY4UVhqaVJndTJRNnNJYVFyRlBOakpqR1dmeXhJbnhKMiJ9</text:p></office:annotation>(Optional) Step 4: Fetch the notes for the user or study subject</text:p>
      <text:p text:style-name="P16"/>
      <text:p text:style-name="P11"><text:span text:style-name="T27">curl -s -X GET -H "x-tidepool-session-token: &lt;your-session-token&gt;" -H "Content-Type: application/json" "</text:span><text:a xlink:type="simple" xlink:href="https://api.tidepool.org/message/notes/" text:style-name="Default_20_Style" text:visited-style-name="Default_20_Style"><text:span text:style-name="T16">https://int-api.tidepool.org/message/notes/</text:span></text:a><text:span text:style-name="T27">&lt;subject-userid&gt;</text:span><office:annotation-end office:name="__Annotation__992_899655947"/><office:annotation-end office:name="__Annotation__996_899655947"/><office:annotation-end office:name="__Annotation__1000_899655947"/><text:span text:style-name="T27">"</text:span><text:span text:style-name="T36"><office:annotation office:name="__Annotation__1022_899655947" loext:resolved="false"><dc:creator>Wilson Lin</dc:creator><dc:date>2020-07-30T03:59:52</dc:date><text:p>Great, thanks! It would be great for the data model page be updated to reflect the physicalActivity type.</text:p></office:annotation></text:span><text:span text:style-name="T36"><office:annotation office:name="__Annotation__1018_899655947" loext:resolved="false"><dc:creator>Deleted user</dc:creator><dc:date>2020-07-30T01:45:11</dc:date><text:p>No. Any query that matches should return the physicalActivity type. For example, if you just specify starttime and endtime, and that period contains physical activity data, you should get corresponding physicalActivity records.</text:p></office:annotation></text:span><text:span text:style-name="T36"><office:annotation office:name="__Annotation__1014_899655947" loext:resolved="false"><dc:creator>Wilson Lin</dc:creator><dc:date>2020-07-29T23:54:16</dc:date><text:p>Should we expect to write a new/separate query for physical activity data, which is listed as another form of data available for export by users in the "Export Your Tidepool Data" article? https://support.tidepool.org/hc/en-us/articles/360044350552?mkt_tok=eyJpIjoiWkdWaVpEWTROV1F6TUdKbSIsInQiOiJnNFUySkpVV1lJZDV6ZzR5dEZqeWY0ZE1aZWl3eExmMXowWlZab3NLYlZTN2UyMFN1UUtwZzliM3ByVzZYWlBBRzdtaTRMbzZ1N2ZMbXQwQWRQaDFOdFp0WTZYUEVNREY4UVhqaVJndTJRNnNJYVFyRlBOakpqR1dmeXhJbnhKMiJ9</text:p></office:annotation></text:span></text:p>
      <text:p text:style-name="P13"/>
      <text:p text:style-name="P16"><text:span text:style-name="T22">Optionally specify starttime and endtime in ISO date/time format (similar to fetching data, see above) (e.g. "?starttime=2015-10-10T15:00:00.000Z&amp;endtime=2015-10-11T15:00:00.000Z").</text:span></text:p>
      <text:p text:style-name="P16"><text:span text:style-name="T22"><text:s text:c="8"/></text:span><office:annotation-end office:name="__Annotation__1014_899655947"/><office:annotation-end office:name="__Annotation__1018_899655947"/><office:annotation-end office:name="__Annotation__1022_899655947"/></text:p>
      <text:p text:style-name="P4"><text:bookmark text:name="_hdxtmr81tden"/>For Reference</text:p>
      <text:list xml:id="list912178303" text:style-name="WWNum2">
        <text:list-item>
          <text:p text:style-name="P20"><text:a xlink:type="simple" xlink:href="http://developer.tidepool.io/data-model/" text:style-name="Default_20_Style" text:visited-style-name="Default_20_Style"><text:span text:style-name="T8">Tidepool Data Model</text:span></text:a><text:span text:style-name="T36"> </text:span></text:p>
        </text:list-item>
        <text:list-item>
          <text:p text:style-name="P20"><text:a xlink:type="simple" xlink:href="https://github.com/tidepool-org/command-line-data-tools" text:style-name="Default_20_Style" text:visited-style-name="Default_20_Style"><text:span text:style-name="T8">Command line data tools</text:span></text:a><text:span text:style-name="T36"> for fetching data and storing as XLS. This may be helpful to you as you write your code, or if you wish to see the data in XLS form.</text:span></text:p>
        </text:list-item>
      </text:list>
      <text:p text:style-name="P16"/>
      <text:p text:style-name="P16"><draw:rect text:anchor-type="as-char" style:rel-width="100%" draw:z-index="0" draw:style-name="gr1" draw:text-style-name="P25" svg:width="6.5004in" svg:height="0.0213in"><text:p/></draw:rect></text:p>
      <text:p text:style-name="P3"><text:bookmark text:name="_6ofbis5ltcx6"/>Note 1: "Pretty JSON" version of the output from step 2:</text:p>
      <text:p text:style-name="P16"><text:span text:style-name="T22">[</text:span></text:p>
      <text:p text:style-name="P16"><text:span text:style-name="T22"><text:s text:c="4"/>{</text:span></text:p>
      <text:p text:style-name="P16"><text:span text:style-name="T22"><text:s text:c="8"/>"emailVerified": true,</text:span></text:p>
      <text:p text:style-name="P16"><text:span text:style-name="T22"><text:s text:c="8"/>"emails": [</text:span></text:p>
      <text:p text:style-name="P16"><text:span text:style-name="T22"><text:s text:c="12"/>"demo+jill@tidepool.org"</text:span></text:p>
      <text:p text:style-name="P16"><text:span text:style-name="T22"><text:s text:c="8"/>],</text:span></text:p>
      <text:p text:style-name="P16"><text:span text:style-name="T22"><text:s text:c="8"/>"profile": {</text:span></text:p>
      <text:p text:style-name="P16"><text:span text:style-name="T22"><text:s text:c="12"/>"fullName": "Jill Jellyfish",</text:span></text:p>
      <text:p text:style-name="P16"><text:span text:style-name="T22"><text:s text:c="12"/>"patient": {</text:span></text:p>
      <text:p text:style-name="P16"><text:span text:style-name="T22"><text:s text:c="16"/>"birthday": "2000-01-01",</text:span></text:p>
      <text:p text:style-name="P16"><text:span text:style-name="T22"><text:s text:c="16"/>"diagnosisDate": "2000-01-01",</text:span></text:p>
      <text:p text:style-name="P16"><text:span text:style-name="T22"><text:s text:c="16"/>"targetDevices": [</text:span></text:p>
      <text:p text:style-name="P16"><text:span text:style-name="T22"><text:s text:c="20"/>"omnipod",</text:span></text:p>
      <text:p text:style-name="P16"><text:span text:style-name="T22"><text:s text:c="20"/>"dexcom"</text:span></text:p>
      <text:p text:style-name="P16"><text:span text:style-name="T22"><text:s text:c="16"/>],</text:span></text:p>
      <text:p text:style-name="P16"><text:span text:style-name="T22"><text:s text:c="16"/>"targetTimezone": "US/Pacific"</text:span></text:p>
      <text:p text:style-name="P16"><text:span text:style-name="T22"><text:s text:c="12"/>}</text:span></text:p>
      <text:p text:style-name="P16"><text:span text:style-name="T22"><text:s text:c="8"/>},</text:span></text:p>
      <text:p text:style-name="P16"><text:span text:style-name="T22"><text:s text:c="8"/>"termsAccepted": "2017-08-03T12:19:54-07:00",</text:span></text:p>
      <text:p text:style-name="P16"><text:span text:style-name="T22"><text:s text:c="8"/>"trustorPermissions": {</text:span></text:p>
      <text:p text:style-name="P16"><text:soft-page-break/><text:span text:style-name="T22"><text:s text:c="12"/>"view": {}</text:span></text:p>
      <text:p text:style-name="P16"><text:span text:style-name="T22"><text:s text:c="8"/>},</text:span></text:p>
      <text:p text:style-name="P16"><text:span text:style-name="T22"><text:s text:c="8"/>"userid": "5d509deb6b",</text:span></text:p>
      <text:p text:style-name="P16"><text:span text:style-name="T22"><text:s text:c="8"/>"username": "demo+jill@tidepool.org"</text:span></text:p>
      <text:p text:style-name="P16"><text:span text:style-name="T22"><text:s text:c="4"/>},</text:span></text:p>
      <text:p text:style-name="P16"><text:span text:style-name="T22"><text:s/></text:span><text:span text:style-name="T22"><text:s text:c="3"/>{</text:span></text:p>
      <text:p text:style-name="P16"><text:span text:style-name="T22"><text:s text:c="8"/>"profile": {</text:span></text:p>
      <text:p text:style-name="P16"><text:span text:style-name="T22"><text:s text:c="12"/>"fullName": "Marissa Medpumper",</text:span></text:p>
      <text:p text:style-name="P16"><text:span text:style-name="T22"><text:s text:c="12"/>"patient": {</text:span></text:p>
      <text:p text:style-name="P16"><text:span text:style-name="T22"><text:s text:c="16"/>"birthday": "2000-01-17",</text:span></text:p>
      <text:p text:style-name="P16"><text:span text:style-name="T22"><text:s text:c="16"/>"mrn": "123456-mm",</text:span></text:p>
      <text:p text:style-name="P16"><text:span text:style-name="T22"><text:s text:c="16"/>"targetDevices": [</text:span></text:p>
      <text:p text:style-name="P16"><text:span text:style-name="T22"><text:s text:c="20"/>"carelink"</text:span></text:p>
      <text:p text:style-name="P16"><text:span text:style-name="T22"><text:s text:c="16"/>],</text:span></text:p>
      <text:p text:style-name="P16"><text:span text:style-name="T22"><text:s text:c="16"/>"targetTimezone": "US/Pacific"</text:span></text:p>
      <text:p text:style-name="P16"><text:span text:style-name="T22"><text:s text:c="12"/>}</text:span></text:p>
      <text:p text:style-name="P16"><text:span text:style-name="T22"><text:s text:c="8"/>},</text:span></text:p>
      <text:p text:style-name="P16"><text:span text:style-name="T22"><text:s text:c="8"/>"trustorPermissions": {</text:span></text:p>
      <text:p text:style-name="P16"><text:span text:style-name="T22"><text:s text:c="12"/>"custodian": {},</text:span></text:p>
      <text:p text:style-name="P16"><text:span text:style-name="T22"><text:s text:c="12"/>"upload": {},</text:span></text:p>
      <text:p text:style-name="P16"><text:span text:style-name="T22"><text:s text:c="12"/>"view": {}</text:span></text:p>
      <text:p text:style-name="P16"><text:span text:style-name="T22"><text:s text:c="8"/>},</text:span></text:p>
      <text:p text:style-name="P16"><text:span text:style-name="T22"><text:s text:c="8"/>"userid": "0223d994e9"</text:span></text:p>
      <text:p text:style-name="P16"><text:span text:style-name="T22"><text:s text:c="4"/>}</text:span></text:p>
      <text:p text:style-name="P16"><text:span text:style-name="T22">]</text:span></text:p>
      <text:p text:style-name="P16"/>
      <text:p text:style-name="P16"><draw:rect text:anchor-type="as-char" style:rel-width="100%" draw:z-index="1" draw:style-name="gr1" draw:text-style-name="P25" svg:width="6.5004in" svg:height="0.0213in"><text:p/></draw:rect></text:p>
      <text:p text:style-name="P3"><text:bookmark text:name="_4qjjzvuezply"/>Note 2: Dexcom CGM Data</text:p>
      <text:p text:style-name="P14"/>
      <text:p text:style-name="P16"><text:span text:style-name="T29">In November 2017, Tidepool added the ability for users to connect to their Dexcom account (via Oauth2) and connect their Tidepool account to their Dexcom account as a mechanism to fetch Dexcom data. This caused the possibility of duplicate or overlapping data if the user is also using (or has used) the Tidepool Mobile or the Tidepool Uploader to upload their Dexcom data.</text:span></text:p>
      <text:p text:style-name="P14"/>
      <text:p text:style-name="P16"><text:span text:style-name="T29">If the standard GET data Tidepool API is used, then </text:span><text:span text:style-name="T30">only</text:span><text:span text:style-name="T29"> </text:span><text:span text:style-name="T30">Dexcom API</text:span><text:span text:style-name="T29"> CGM data will be returned </text:span><text:span text:style-name="T30">within</text:span><text:span text:style-name="T29"> this time range and any other CGM data from any other source (Tidepool Uploader, HealthKit via Tidepool Mobile, etc) will </text:span><text:span text:style-name="T30">only</text:span><text:span text:style-name="T29"> be returned </text:span><text:span text:style-name="T30">outside</text:span><text:span text:style-name="T29"> of this time range.</text:span></text:p>
      <text:p text:style-name="P14"/>
      <text:p text:style-name="P16"><text:span text:style-name="T29">So, you have three time ranges that apply here:</text:span></text:p>
      <text:p text:style-name="P14"/>
      <text:p text:style-name="P17"><text:span text:style-name="T31">Start Time</text:span><text:span text:style-name="T32"> <text:s text:c="20"/><text:tab/></text:span><text:span text:style-name="T31">End Time <text:s text:c="25"/><text:tab/>CGM Data Returned</text:span></text:p>
      <text:p text:style-name="P17"><text:span text:style-name="T32">Beginning of Time <text:s text:c="13"/><text:tab/>Dexcom API Earliest Data Time <text:s text:c="4"/><text:tab/>All CGM data</text:span></text:p>
      <text:p text:style-name="P17"><text:span text:style-name="T32">Dexcom API Earliest Data Time <text:s/><text:tab/>Dexcom API Latest Data Time <text:s text:c="6"/><text:tab/></text:span><text:span text:style-name="T33">Only Dexcom API CGM data</text:span></text:p>
      <text:p text:style-name="P17"><text:span text:style-name="T32">Dexcom API Latest Data Time <text:s text:c="3"/><text:tab/>End of Time <text:s text:c="22"/><text:tab/>All CGM data</text:span></text:p>
      <text:p text:style-name="P15"/>
      <text:p text:style-name="P16"><text:soft-page-break/><text:span text:style-name="T29">However, if you use the standard GET data Tidepool API, but add the "?dexcom=true" request flag, then it will return all CGM data from all sources regardless of the Dexcom API state.</text:span></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139in" fo:margin-bottom="0in" style: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139in" fo:margin-bottom="0in" style: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0in" fo:margin-bottom="0in" style: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normal" style:default-outline-level="" style:class="chapter">
      <style:paragraph-properties fo:margin-top="0in" fo:margin-bottom="0.139in" style:contextual-spacing="false" fo:line-height="100%" fo:keep-together="always"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2-22T16:59:00.913000000</dc:date>
    <meta:editing-duration>PT38S</meta:editing-duration>
    <meta:editing-cycles>1</meta:editing-cycles>
    <meta:document-statistic meta:table-count="1" meta:image-count="0" meta:object-count="0" meta:page-count="7" meta:paragraph-count="137" meta:word-count="1381" meta:character-count="11135" meta:non-whitespace-character-count="9289"/>
    <meta:generator>LibreOffice/7.0.3.1$Windows_X86_64 LibreOffice_project/d7547858d014d4cf69878db179d326fc3483e082</meta:generator>
  </office:meta>
</office:document-meta>
</file>